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f9d1" officeooo:paragraph-rsid="0016f9d1"/>
    </style:style>
    <style:style style:name="P2" style:family="paragraph" style:parent-style-name="Standard">
      <style:text-properties officeooo:rsid="0016f9d1" officeooo:paragraph-rsid="0018e9f3"/>
    </style:style>
    <style:style style:name="P3" style:family="paragraph" style:parent-style-name="Standard">
      <style:text-properties officeooo:rsid="0018e9f3" officeooo:paragraph-rsid="0018e9f3"/>
    </style:style>
    <style:style style:name="P4" style:family="paragraph" style:parent-style-name="Standard">
      <style:text-properties officeooo:rsid="001901da" officeooo:paragraph-rsid="001901da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16f9d1" officeooo:paragraph-rsid="0016f9d1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1901da" officeooo:paragraph-rsid="001901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a808c" officeooo:paragraph-rsid="001a808c"/>
    </style:style>
    <style:style style:name="T1" style:family="text">
      <style:text-properties officeooo:rsid="0018e9f3"/>
    </style:style>
    <style:style style:name="T2" style:family="text">
      <style:text-properties officeooo:rsid="001a808c"/>
    </style:style>
    <style:style style:name="T3" style:family="text">
      <style:text-properties officeooo:rsid="001a92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gulator:</text:p>
      <text:p text:style-name="P1"/>
      <text:p text:style-name="P1"><text:tab/>Status: </text:p>
      <text:p text:style-name="P1">Removed from 1l_15</text:p>
      <text:p text:style-name="P1"/>
      <text:p text:style-name="P1"><text:tab/>Issue faced: </text:p>
      <text:p text:style-name="P1">The regulated voltage <text:s/>would go as low as 2.8 thus not providing suffient energy supply.</text:p>
      <text:p text:style-name="P1"/>
      <text:p text:style-name="P1"><text:tab/>Solution: </text:p>
      <text:p text:style-name="P1">The ESP-01 module shall act as the battery monitor. Once the battery reaches below a certain threshhold, the ESP shall trade i<text:span text:style-name="T2">n</text:span>corrigible data. This is the cue for the controller to shut down every peripheral and glow the “CHARGE REQUIRED” LED.</text:p>
      <text:p text:style-name="P1"/>
      <text:p text:style-name="P5">Charger IC:</text:p>
      <text:p text:style-name="P1"/>
      <text:p text:style-name="P2"><text:tab/>Staus:</text:p>
      <text:p text:style-name="P2">Shift from MCP73838 to MCP73831</text:p>
      <text:p text:style-name="P2"/>
      <text:p text:style-name="P2"><text:tab/><text:span text:style-name="T1">Issue Faced:</text:span></text:p>
      <text:p text:style-name="P3">The MCP73838 created a lot of problems, each time it was connected / used in a new circuit. The exact technical reason is not known.</text:p>
      <text:p text:style-name="P3"/>
      <text:p text:style-name="P3"><text:tab/>Solution:</text:p>
      <text:p text:style-name="P3">MCP73831 was tested for reliability and repetability. It also provides better charging speed.</text:p>
      <text:p text:style-name="P3"/>
      <text:p text:style-name="P6">Current check:</text:p>
      <text:p text:style-name="P4"/>
      <text:p text:style-name="P4"><text:tab/>Status:</text:p>
      <text:p text:style-name="P4">Enabled if using DMM</text:p>
      <text:p text:style-name="P4"/>
      <text:p text:style-name="P4"><text:tab/>Issue faced:</text:p>
      <text:p text:style-name="P4">There was no way to understand if MCP73831 is charging the battery or not.</text:p>
      <text:p text:style-name="P4"/>
      <text:p text:style-name="P4"><text:tab/>Solution:</text:p>
      <text:p text:style-name="P4">In debugging mode, one can connect a DMM across the jumper J. J is connected in series with ground loop. Thus current consumtion of entire device can be obtained.</text:p>
      <text:p text:style-name="P4"/>
      <text:p text:style-name="P4"><text:tab/><text:span text:style-name="T2">Scope:</text:span></text:p>
      <text:p text:style-name="P7">In the final device, we can use current sensors (having output as analog voltage) <text:span text:style-name="T3">to monitor device current consumption</text:span>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4:36:14.748418202</meta:creation-date>
    <dc:date>2015-06-28T00:42:54.189961270</dc:date>
    <meta:editing-duration>PT9M5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186" meta:character-count="1119" meta:non-whitespace-character-count="942"/>
  </office:meta>
</office:document-meta>
</file>